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Math TeX Gyre" svg:font-family="'DejaVu Math TeX Gyre'"/>
    <style:font-face style:name="DejaVu Sans Mono" svg:font-family="'DejaVu Sans Mono'"/>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09464d" officeooo:paragraph-rsid="0009464d"/>
    </style:style>
    <style:style style:name="P2" style:family="paragraph" style:parent-style-name="Standard">
      <style:paragraph-properties fo:text-align="justify" style:justify-single-word="false"/>
      <style:text-properties style:font-name="arial" officeooo:rsid="000a97c4" officeooo:paragraph-rsid="000a97c4"/>
    </style:style>
    <style:style style:name="P3" style:family="paragraph" style:parent-style-name="Standard" style:list-style-name="L1">
      <style:paragraph-properties fo:text-align="justify" style:justify-single-word="false"/>
      <style:text-properties style:font-name="arial" officeooo:rsid="000a97c4" officeooo:paragraph-rsid="000a97c4"/>
    </style:style>
    <style:style style:name="P4" style:family="paragraph" style:parent-style-name="Standard">
      <style:paragraph-properties fo:text-align="justify" style:justify-single-word="false"/>
      <style:text-properties style:font-name="arial" fo:font-size="12pt" officeooo:rsid="000ad6ca" officeooo:paragraph-rsid="000ad6ca" style:font-size-asian="10.5pt" style:font-size-complex="12pt"/>
    </style:style>
    <style:style style:name="P5" style:family="paragraph" style:parent-style-name="Standard">
      <style:paragraph-properties fo:text-align="justify" style:justify-single-word="false"/>
      <style:text-properties style:font-name="arial" fo:font-size="16pt" fo:font-weight="bold" officeooo:rsid="0009464d" officeooo:paragraph-rsid="0009464d"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arial" fo:font-size="14pt" fo:font-weight="bold" officeooo:rsid="0009464d" officeooo:paragraph-rsid="0009464d" style:font-size-asian="14pt" style:font-weight-asian="bold" style:font-size-complex="14pt" style:font-weight-complex="bold"/>
    </style:style>
    <style:style style:name="P7" style:family="paragraph" style:parent-style-name="Standard">
      <loext:graphic-properties draw:fill="solid" draw:fill-color="#ffffff" draw:opacity="100%"/>
      <style:paragraph-properties fo:margin-top="0in" fo:margin-bottom="0in" loext:contextual-spacing="false" fo:text-align="justify" style:justify-single-word="false" fo:background-color="#ffffff" style:writing-mode="page"/>
      <style:text-properties fo:color="#000000" style:font-name="arial" fo:font-size="14pt" fo:font-weight="bold" officeooo:rsid="00125319" officeooo:paragraph-rsid="00125319" style:font-size-asian="14pt" style:font-weight-asian="bold" style:font-size-complex="14pt" style:font-weight-complex="bold"/>
    </style:style>
    <style:style style:name="P8" style:family="paragraph" style:parent-style-name="Standard">
      <loext:graphic-properties draw:fill="solid" draw:fill-color="#ffffff" draw:opacity="100%"/>
      <style:paragraph-properties fo:margin-top="0in" fo:margin-bottom="0in" loext:contextual-spacing="false" fo:text-align="justify" style:justify-single-word="false" fo:background-color="#ffffff" style:writing-mode="page"/>
      <style:text-properties fo:color="#000000" style:font-name="arial" fo:font-size="12pt" fo:font-weight="normal" officeooo:rsid="0013b32e" officeooo:paragraph-rsid="0013b32e" style:font-size-asian="10.5pt" style:font-weight-asian="normal" style:font-size-complex="12pt" style:font-weight-complex="normal"/>
    </style:style>
    <style:style style:name="P9" style:family="paragraph" style:parent-style-name="Standard">
      <loext:graphic-properties draw:fill="solid" draw:fill-color="#ffffff" draw:opacity="100%"/>
      <style:paragraph-properties fo:margin-top="0in" fo:margin-bottom="0in" loext:contextual-spacing="false" fo:text-align="justify" style:justify-single-word="false" fo:background-color="#ffffff" style:writing-mode="page"/>
      <style:text-properties fo:color="#000000" style:font-name="arial" fo:font-size="12pt" fo:font-weight="normal" officeooo:rsid="0013dafa" officeooo:paragraph-rsid="0013dafa" style:font-size-asian="10.5pt" style:font-weight-asian="normal" style:font-size-complex="12pt" style:font-weight-complex="normal"/>
    </style:style>
    <style:style style:name="P10"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11" style:family="paragraph" style:parent-style-name="Preformatted_20_Text">
      <loext:graphic-properties draw:fill="solid" draw:fill-color="#ffffff" draw:opacity="100%"/>
      <style:paragraph-properties fo:background-color="#ffffff"/>
      <style:text-properties fo:color="#000000"/>
    </style:style>
    <style:style style:name="P12" style:family="paragraph" style:parent-style-name="Preformatted_20_Text">
      <loext:graphic-properties draw:fill="solid" draw:fill-color="#ffffff" draw:opacity="100%"/>
      <style:paragraph-properties fo:background-color="#ffffff"/>
      <style:text-properties fo:color="#808000" style:font-name="DejaVu Sans Mono" fo:font-size="9pt"/>
    </style:style>
    <style:style style:name="P1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9pt"/>
    </style:style>
    <style:style style:name="P14" style:family="paragraph" style:parent-style-name="Preformatted_20_Text">
      <loext:graphic-properties draw:fill="solid" draw:fill-color="#ffffff" draw:opacity="100%"/>
      <style:paragraph-properties fo:margin-left="0in" fo:margin-right="0in" fo:text-align="justify" style:justify-single-word="false" fo:text-indent="0in" style:auto-text-indent="false" fo:background-color="#ffffff"/>
      <style:text-properties fo:color="#000000" style:font-name="arial" fo:font-size="12pt" officeooo:rsid="000c1a06" officeooo:paragraph-rsid="000c1a06" style:font-size-asian="10.5pt" style:font-size-complex="12pt"/>
    </style:style>
    <style:style style:name="P15" style:family="paragraph" style:parent-style-name="Preformatted_20_Text">
      <loext:graphic-properties draw:fill="solid" draw:fill-color="#ffffff" draw:opacity="100%"/>
      <style:paragraph-properties fo:margin-left="0in" fo:margin-right="0in" fo:text-align="justify" style:justify-single-word="false" fo:text-indent="0in" style:auto-text-indent="false" fo:background-color="#ffffff"/>
      <style:text-properties fo:color="#000000" style:font-name="arial" fo:font-size="12pt" officeooo:rsid="000f5945" officeooo:paragraph-rsid="000f5945" style:font-size-asian="10.5pt" style:font-size-complex="12pt"/>
    </style:style>
    <style:style style:name="P16" style:family="paragraph" style:parent-style-name="Preformatted_20_Text">
      <loext:graphic-properties draw:fill="solid" draw:fill-color="#ffffff" draw:opacity="100%"/>
      <style:paragraph-properties fo:margin-left="0in" fo:margin-right="0in" fo:text-align="justify" style:justify-single-word="false" fo:text-indent="0in" style:auto-text-indent="false" fo:background-color="#ffffff"/>
      <style:text-properties fo:color="#000000" officeooo:rsid="000bdb09" officeooo:paragraph-rsid="000bdb09"/>
    </style:style>
    <style:style style:name="P17" style:family="paragraph" style:parent-style-name="Preformatted_20_Text">
      <loext:graphic-properties draw:fill="solid" draw:fill-color="#ffffff" draw:opacity="100%"/>
      <style:paragraph-properties fo:margin-left="0in" fo:margin-right="0in" fo:text-indent="0in" style:auto-text-indent="false" fo:background-color="#ffffff"/>
      <style:text-properties fo:color="#000000" style:font-name="DejaVu Sans Mono" fo:font-size="9pt" officeooo:rsid="000bdb09" officeooo:paragraph-rsid="000bdb09"/>
    </style:style>
    <style:style style:name="P18" style:family="paragraph" style:parent-style-name="Preformatted_20_Text">
      <loext:graphic-properties draw:fill="solid" draw:fill-color="#ffffff" draw:opacity="100%"/>
      <style:paragraph-properties fo:margin-left="0in" fo:margin-right="0in" fo:margin-top="0.05in" fo:margin-bottom="0in" loext:contextual-spacing="false" fo:text-indent="0in" style:auto-text-indent="false" fo:background-color="#ffffff" style:writing-mode="page"/>
      <style:text-properties fo:color="#808000" style:font-name="DejaVu Sans Mono" fo:font-size="9pt" officeooo:rsid="000ad6ca" officeooo:paragraph-rsid="000ad6ca" style:font-size-asian="10.5pt" style:font-size-complex="12pt"/>
    </style:style>
    <style:style style:name="P19" style:family="paragraph" style:parent-style-name="Preformatted_20_Text">
      <loext:graphic-properties draw:fill="solid" draw:fill-color="#ffffff" draw:opacity="100%"/>
      <style:paragraph-properties fo:margin-left="0in" fo:margin-right="0in" fo:margin-top="0in" fo:margin-bottom="0.05in" loext:contextual-spacing="false" fo:text-align="justify" style:justify-single-word="false" fo:text-indent="0in" style:auto-text-indent="false" fo:background-color="#ffffff" style:writing-mode="page"/>
      <style:text-properties fo:color="#000000" style:font-name="DejaVu Sans Mono" fo:font-size="9pt" officeooo:rsid="000f5945" officeooo:paragraph-rsid="000f5945" style:font-size-asian="10.5pt" style:font-size-complex="12pt"/>
    </style:style>
    <style:style style:name="P20" style:family="paragraph" style:parent-style-name="Preformatted_20_Text">
      <style:paragraph-properties fo:margin-top="0.05in" fo:margin-bottom="0in" loext:contextual-spacing="false" fo:text-align="justify" style:justify-single-word="false" style:writing-mode="page"/>
      <style:text-properties fo:color="#000000" officeooo:paragraph-rsid="000ab843"/>
    </style:style>
    <style:style style:name="P21" style:family="paragraph" style:parent-style-name="Preformatted_20_Text">
      <loext:graphic-properties draw:fill="solid" draw:fill-color="#ffffff" draw:opacity="100%"/>
      <style:paragraph-properties fo:margin-top="0.05in" fo:margin-bottom="0in" loext:contextual-spacing="false" fo:background-color="#ffffff" style:writing-mode="page"/>
      <style:text-properties fo:color="#000000" style:font-name="DejaVu Sans Mono" fo:font-size="9pt"/>
    </style:style>
    <style:style style:name="P22" style:family="paragraph" style:parent-style-name="Preformatted_20_Text">
      <loext:graphic-properties draw:fill="solid" draw:fill-color="#ffffff" draw:opacity="100%"/>
      <style:paragraph-properties fo:margin-top="0.05in" fo:margin-bottom="0in" loext:contextual-spacing="false" fo:text-align="justify" style:justify-single-word="false" fo:background-color="#ffffff" style:writing-mode="page"/>
      <style:text-properties fo:color="#000000" style:font-name="DejaVu Sans Mono" fo:font-size="9pt" fo:font-weight="normal" officeooo:rsid="0013b32e" officeooo:paragraph-rsid="0013b32e" style:font-size-asian="10.5pt" style:font-weight-asian="normal" style:font-size-complex="12pt" style:font-weight-complex="normal"/>
    </style:style>
    <style:style style:name="P23" style:family="paragraph" style:parent-style-name="Preformatted_20_Text">
      <loext:graphic-properties draw:fill="solid" draw:fill-color="#ffffff" draw:opacity="100%"/>
      <style:paragraph-properties fo:margin-top="0.05in" fo:margin-bottom="0in" loext:contextual-spacing="false" fo:text-align="justify" style:justify-single-word="false" fo:background-color="#ffffff" style:writing-mode="page"/>
      <style:text-properties fo:color="#000000" style:font-name="DejaVu Sans Mono" fo:font-size="9pt" fo:font-weight="normal" officeooo:rsid="0013dafa" officeooo:paragraph-rsid="0013dafa" style:font-size-asian="10.5pt" style:font-weight-asian="normal" style:font-size-complex="12pt" style:font-weight-complex="normal"/>
    </style:style>
    <style:style style:name="P24" style:family="paragraph" style:parent-style-name="Preformatted_20_Text">
      <loext:graphic-properties draw:fill="solid" draw:fill-color="#ffffff" draw:opacity="100%"/>
      <style:paragraph-properties fo:margin-top="0in" fo:margin-bottom="0.05in" loext:contextual-spacing="false" fo:background-color="#ffffff" style:writing-mode="page"/>
      <style:text-properties fo:color="#000000" style:font-name="DejaVu Sans Mono" fo:font-size="9pt"/>
    </style:style>
    <style:style style:name="P25" style:family="paragraph" style:parent-style-name="Preformatted_20_Text">
      <loext:graphic-properties draw:fill="solid" draw:fill-color="#ffffff" draw:opacity="100%"/>
      <style:paragraph-properties fo:margin-top="0in" fo:margin-bottom="0.05in" loext:contextual-spacing="false" fo:background-color="#ffffff" style:writing-mode="page"/>
      <style:text-properties fo:color="#000000" style:font-name="DejaVu Sans Mono" fo:font-size="9pt" fo:font-weight="normal" officeooo:rsid="0013dafa" style:font-size-asian="10.5pt" style:font-weight-asian="normal" style:font-size-complex="12pt" style:font-weight-complex="normal"/>
    </style:style>
    <style:style style:name="P26" style:family="paragraph" style:parent-style-name="Preformatted_20_Text">
      <loext:graphic-properties draw:fill="solid" draw:fill-color="#ffffff" draw:opacity="100%"/>
      <style:paragraph-properties fo:margin-top="0.05in" fo:margin-bottom="0.05in" loext:contextual-spacing="false" fo:background-color="#ffffff" style:writing-mode="page"/>
      <style:text-properties fo:color="#000000" style:font-name="DejaVu Sans Mono" fo:font-size="9pt"/>
    </style:style>
    <style:style style:name="P27"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arial" fo:font-size="12pt" fo:font-weight="normal" officeooo:rsid="0018b045" officeooo:paragraph-rsid="0018b045" style:font-size-asian="10.5pt" style:font-weight-asian="normal" style:font-size-complex="12pt" style:font-weight-complex="normal"/>
    </style:style>
    <style:style style:name="P28"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DejaVu Sans Mono" fo:font-size="9pt" fo:font-weight="normal" officeooo:rsid="0018b045" officeooo:paragraph-rsid="0018b045" style:font-size-asian="10.5pt" style:font-weight-asian="normal" style:font-size-complex="12pt" style:font-weight-complex="normal"/>
    </style:style>
    <style:style style:name="P29"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DejaVu Sans Mono" fo:font-size="9pt"/>
    </style:style>
    <style:style style:name="P30" style:family="paragraph" style:parent-style-name="Preformatted_20_Text">
      <loext:graphic-properties draw:fill="solid" draw:fill-color="#ffffff" draw:opacity="100%"/>
      <style:paragraph-properties fo:margin-top="0in" fo:margin-bottom="0in" loext:contextual-spacing="false" fo:text-align="justify" style:justify-single-word="false" fo:background-color="#ffffff" style:writing-mode="page"/>
      <style:text-properties fo:color="#808000" style:font-name="DejaVu Sans Mono" fo:font-size="9pt" fo:font-weight="normal" officeooo:rsid="0013b32e" officeooo:paragraph-rsid="0013b32e" style:font-size-asian="10.5pt" style:font-weight-asian="normal" style:font-size-complex="12pt" style:font-weight-complex="normal"/>
    </style:style>
    <style:style style:name="T1" style:family="text">
      <style:text-properties officeooo:rsid="000a97c4"/>
    </style:style>
    <style:style style:name="T2" style:family="text">
      <style:text-properties officeooo:rsid="000ab843"/>
    </style:style>
    <style:style style:name="T3" style:family="text">
      <style:text-properties fo:color="#000080"/>
    </style:style>
    <style:style style:name="T4" style:family="text">
      <style:text-properties fo:color="#000080" fo:font-weight="bold"/>
    </style:style>
    <style:style style:name="T5" style:family="text">
      <style:text-properties fo:color="#000080" fo:font-weight="bold" fo:background-color="#e4e4ff" loext:char-shading-value="0"/>
    </style:style>
    <style:style style:name="T6" style:family="text">
      <style:text-properties fo:color="#000080" style:font-name="DejaVu Sans Mono" fo:font-size="9pt" fo:font-weight="bold"/>
    </style:style>
    <style:style style:name="T7" style:family="text">
      <style:text-properties fo:color="#000080" style:font-name="DejaVu Sans Mono" fo:font-size="9pt" fo:font-weight="bold" officeooo:rsid="000ab843"/>
    </style:style>
    <style:style style:name="T8" style:family="text">
      <style:text-properties fo:font-style="italic"/>
    </style:style>
    <style:style style:name="T9" style:family="text">
      <style:text-properties style:font-name="DejaVu Sans Mono" fo:font-size="9pt"/>
    </style:style>
    <style:style style:name="T10" style:family="text">
      <style:text-properties style:font-name="DejaVu Sans Mono" fo:font-size="9pt" fo:font-style="italic"/>
    </style:style>
    <style:style style:name="T11" style:family="text">
      <style:text-properties style:font-name="DejaVu Sans Mono" fo:font-size="9pt" officeooo:rsid="000ab843"/>
    </style:style>
    <style:style style:name="T12" style:family="text">
      <style:text-properties fo:color="#660e7a"/>
    </style:style>
    <style:style style:name="T13" style:family="text">
      <style:text-properties fo:color="#660e7a" style:font-name="DejaVu Sans Mono" fo:font-size="9pt" fo:font-style="italic"/>
    </style:style>
    <style:style style:name="T14" style:family="text">
      <style:text-properties fo:color="#660e7a" style:font-name="DejaVu Sans Mono" fo:font-size="9pt" fo:font-style="italic" fo:font-weight="bold"/>
    </style:style>
    <style:style style:name="T15" style:family="text">
      <style:text-properties fo:color="#660e7a" style:font-name="DejaVu Sans Mono" fo:font-size="9pt" fo:font-weight="bold"/>
    </style:style>
    <style:style style:name="T16" style:family="text">
      <style:text-properties fo:color="#660e7a" fo:font-weight="bold"/>
    </style:style>
    <style:style style:name="T17" style:family="text">
      <style:text-properties fo:color="#660e7a" fo:font-style="italic" fo:font-weight="bold"/>
    </style:style>
    <style:style style:name="T18" style:family="text">
      <style:text-properties fo:background-color="#e4e4ff" loext:char-shading-value="0"/>
    </style:style>
    <style:style style:name="T19" style:family="text">
      <style:text-properties fo:color="#0000ff"/>
    </style:style>
    <style:style style:name="T20" style:family="text">
      <style:text-properties fo:color="#0000ff" style:font-name="DejaVu Sans Mono" fo:font-size="9pt"/>
    </style:style>
    <style:style style:name="T21" style:family="text">
      <style:text-properties fo:color="#808000"/>
    </style:style>
    <style:style style:name="T22" style:family="text">
      <style:text-properties fo:color="#808000" style:font-name="DejaVu Sans Mono" fo:font-size="9pt"/>
    </style:style>
    <style:style style:name="T23" style:family="text">
      <style:text-properties style:font-name="arial" fo:font-size="12pt" style:font-size-asian="10.5pt" style:font-size-complex="12pt"/>
    </style:style>
    <style:style style:name="T24" style:family="text">
      <style:text-properties style:font-name="arial" fo:font-size="12pt" officeooo:rsid="000dc6c0" style:font-size-asian="10.5pt" style:font-size-complex="12pt"/>
    </style:style>
    <style:style style:name="T25" style:family="text">
      <style:text-properties fo:background-color="#ffe4ff" loext:char-shading-value="0"/>
    </style:style>
    <style:style style:name="T26" style:family="text">
      <style:text-properties officeooo:rsid="000f5945"/>
    </style:style>
    <style:style style:name="T27" style:family="text">
      <style:text-properties fo:color="#808080" style:font-name="DejaVu Math TeX Gyre" fo:font-size="9pt" fo:font-style="italic"/>
    </style:style>
    <style:style style:name="T28" style:family="text">
      <style:text-properties fo:color="#808080" style:font-name="DejaVu Sans Mono" fo:font-size="9pt" fo:font-style="italic"/>
    </style:style>
    <style:style style:name="T29" style:family="text">
      <style:text-properties officeooo:rsid="0015d8f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ound Service<text:span text:style-name="T1">s</text:span></text:p>
      <text:p text:style-name="P1"/>
      <text:p text:style-name="P6"><text:bookmark-start text:name="__DdeLink__432_1685584866"/>Kế thừa class Binder<text:bookmark-end text:name="__DdeLink__432_1685584866"/></text:p>
      <text:p text:style-name="P2">Trong service tương ứng, tạo một instance của class Binder thỏa 1 trong các điều sao:</text:p>
      <text:list xml:id="list5543488233181431991" text:style-name="L1">
        <text:list-item>
          <text:p text:style-name="P3">chứa các hàm public để client gọi trực tiếp</text:p>
        </text:list-item>
        <text:list-item>
          <text:p text:style-name="P3">trả về instance đang chạy của service, và service phải chứa các hàm public để client có thể gọi. <text:span text:style-name="T2">(thực hiện trong demo này)</text:span></text:p>
        </text:list-item>
        <text:list-item>
          <text:p text:style-name="P3">trả về instance của một class trong service, và phải chứa các hàm public để client có thể gọi.</text:p>
        </text:list-item>
      </text:list>
      <text:p text:style-name="P20"><text:span text:style-name="T7">public class </text:span><text:span text:style-name="T11">ExtendedBinderClassService </text:span><text:span text:style-name="T7">extends </text:span><text:span text:style-name="T11">Service {</text:span></text:p>
      <text:p text:style-name="P11"><text:s text:c="4"/></text:p>
      <text:p text:style-name="P11"><text:s text:c="4"/><text:span text:style-name="T6">private final </text:span><text:span text:style-name="T9">IBinder </text:span><text:span text:style-name="T15">mBinder </text:span><text:span text:style-name="T9">= </text:span><text:span text:style-name="T6">new </text:span><text:span text:style-name="T9">LocalBinder();</text:span></text:p>
      <text:p text:style-name="P11"><text:span text:style-name="T9"/></text:p>
      <text:p text:style-name="P11"><text:s text:c="4"/><text:span text:style-name="T6">public class </text:span><text:span text:style-name="T9">LocalBinder </text:span><text:span text:style-name="T6">extends </text:span><text:span text:style-name="T9">Binder {</text:span></text:p>
      <text:p text:style-name="P11"><text:s text:c="8"/><text:span text:style-name="T9">ExtendedBinderClassService getService() {</text:span></text:p>
      <text:p text:style-name="P11"><text:s text:c="12"/><text:span text:style-name="T6">return </text:span><text:span text:style-name="T9">ExtendedBinderClassService.</text:span><text:span text:style-name="T6">this</text:span><text:span text:style-name="T9">;</text:span></text:p>
      <text:p text:style-name="P11"><text:s text:c="8"/><text:span text:style-name="T9">}</text:span></text:p>
      <text:p text:style-name="P11"><text:s text:c="4"/><text:span text:style-name="T9">}</text:span></text:p>
      <text:p text:style-name="P11"><text:span text:style-name="T9"/></text:p>
      <text:p text:style-name="P11"><text:s text:c="4"/><text:span text:style-name="T6">public void </text:span><text:span text:style-name="T9">setInteger(</text:span><text:span text:style-name="T6">final int </text:span><text:span text:style-name="T9">integer) {</text:span></text:p>
      <text:p text:style-name="P11"><text:s text:c="8"/><text:span text:style-name="T9">ExtendedBinderClassService.</text:span><text:span text:style-name="T13">mInteger </text:span><text:span text:style-name="T9">= integer + </text:span><text:span text:style-name="T20">1</text:span><text:span text:style-name="T9">;</text:span></text:p>
      <text:p text:style-name="P11"><text:s text:c="8"/><text:span text:style-name="T15">mServiceHandler</text:span><text:span text:style-name="T9">.post(</text:span><text:span text:style-name="T6">new </text:span><text:span text:style-name="T9">Runnable() {</text:span></text:p>
      <text:p text:style-name="P11"><text:s text:c="12"/><text:span text:style-name="T22">@Override</text:span></text:p>
      <text:p text:style-name="P11"><text:span text:style-name="T21"><text:s text:c="12"/></text:span><text:span text:style-name="T6">public void </text:span><text:span text:style-name="T9">run() {</text:span></text:p>
      <text:p text:style-name="P11"><text:s text:c="16"/><text:span text:style-name="T9">Intent intent = </text:span><text:span text:style-name="T6">new </text:span><text:span text:style-name="T9">Intent(</text:span><text:span text:style-name="T14">INTENT_ACTION</text:span><text:span text:style-name="T9">);</text:span></text:p>
      <text:p text:style-name="P11"><text:s text:c="16"/><text:span text:style-name="T9">intent.putExtra(getString(R.string.</text:span><text:span text:style-name="T14">integer_type</text:span><text:span text:style-name="T9">), </text:span><text:span text:style-name="T13">mInteger</text:span><text:span text:style-name="T9">);</text:span></text:p>
      <text:p text:style-name="P11"><text:s text:c="16"/><text:span text:style-name="T15">mLocalBroadcastManager</text:span><text:span text:style-name="T9">.sendBroadcast(intent);</text:span></text:p>
      <text:p text:style-name="P11"><text:s text:c="12"/><text:span text:style-name="T9">}</text:span></text:p>
      <text:p text:style-name="P11"><text:s text:c="8"/><text:span text:style-name="T9">});</text:span></text:p>
      <text:p text:style-name="P11"><text:s text:c="4"/><text:span text:style-name="T9">}</text:span></text:p>
      <text:p text:style-name="P24">}</text:p>
      <text:p text:style-name="P4">Trả về instance của Binder trên trong onBind</text:p>
      <text:p text:style-name="P18">@Nullable</text:p>
      <text:p text:style-name="P12">@Override</text:p>
      <text:p text:style-name="P10"><text:span text:style-name="T4">public </text:span>IBinder onBind(Intent intent) {</text:p>
      <text:p text:style-name="P11"><text:s text:c="4"/><text:span text:style-name="T6">return </text:span><text:span text:style-name="T15">mBinder</text:span><text:span text:style-name="T9">;</text:span></text:p>
      <text:p text:style-name="P24">}</text:p>
      <text:p text:style-name="P16"><text:span text:style-name="T23">Trong client tương ứng, gọi bindService với ServiceConnection và nhận lại Binder trên trong onServiceConnected của ServiceConnection gửi vào. </text:span><text:span text:style-name="T24">Từ đó lấy được instance của service đang chạy (đối với cách 2)</text:span></text:p>
      <text:p text:style-name="P21"><text:span text:style-name="T16">mConnection </text:span>= <text:span text:style-name="T4">new </text:span>ServiceConnection() {</text:p>
      <text:p text:style-name="P11"><text:s text:c="4"/><text:span text:style-name="T22">@Override</text:span></text:p>
      <text:p text:style-name="P11"><text:span text:style-name="T21"><text:s text:c="4"/></text:span><text:span text:style-name="T6">public void </text:span><text:span text:style-name="T9">onServiceConnected(ComponentName componentName, IBinder iBinder) {</text:span></text:p>
      <text:p text:style-name="P11"><text:s text:c="8"/><text:span text:style-name="T9">ExtendedBinderClassService.LocalBinder localBinder = (ExtendedBinderClassService.LocalBinder) iBinder;</text:span></text:p>
      <text:p text:style-name="P11"><text:s text:c="8"/><text:span text:style-name="T15">mExtendingBinderService </text:span><text:span text:style-name="T9">= localBinder.getService();</text:span></text:p>
      <text:p text:style-name="P11"><text:s text:c="4"/><text:span text:style-name="T9">}</text:span></text:p>
      <text:p text:style-name="P11"><text:s text:c="4"/><text:span text:style-name="T22">@Override</text:span></text:p>
      <text:p text:style-name="P11"><text:span text:style-name="T21"><text:s text:c="4"/></text:span><text:span text:style-name="T6">public void </text:span><text:span text:style-name="T9">onServiceDisconnected(ComponentName componentName) {</text:span></text:p>
      <text:p text:style-name="P11"><text:s text:c="4"/><text:span text:style-name="T9">}</text:span></text:p>
      <text:p text:style-name="P13">};</text:p>
      <text:p text:style-name="P17">Intent intent = <text:span text:style-name="T4">new </text:span>Intent(<text:span text:style-name="T4">this</text:span>, ExtendedBinderClassService.<text:span text:style-name="T4">class</text:span>);</text:p>
      <text:p text:style-name="P24">bindService(intent, <text:span text:style-name="T16">mConnection</text:span>, Context.<text:span text:style-name="T17">BIND_AUTO_CREATE</text:span>);</text:p>
      <text:p text:style-name="P14"><text:span text:style-name="T26">Khi cần, chỉ cần g</text:span>ọi hàm public trong service nhận lại được.</text:p>
      <text:p text:style-name="P26"><text:span text:style-name="T16">mExtendingBinderService</text:span>.setInteger(<text:span text:style-name="T16">mInteger</text:span>);</text:p>
      <text:p text:style-name="P15">Cuối cùng, ta phải unbind service khi không cần bind nữa. Khi đó service sẽ tự hủy (nếu không còn component nào bind với nó nữa và nó không được tạo bởi startService).</text:p>
      <text:p text:style-name="P19"><text:soft-page-break/>unbindService(<text:span text:style-name="T16">mConnection</text:span>);</text:p>
      <text:p text:style-name="P13"><text:span text:style-name="T16"/></text:p>
      <text:p text:style-name="P13"><text:span text:style-name="T16"/></text:p>
      <text:p text:style-name="P7">Sử dụng Messenger</text:p>
      <text:p text:style-name="P8">Trong service tương ứng, tạo một Handler để xử lý các message được gửi đến service.</text:p>
      <text:p text:style-name="P22"><text:span text:style-name="T4">private class </text:span>IncomingHandler <text:span text:style-name="T4">extends </text:span>Handler {</text:p>
      <text:p text:style-name="P11"><text:s text:c="4"/><text:span text:style-name="T22">@Override</text:span></text:p>
      <text:p text:style-name="P11"><text:span text:style-name="T21"><text:s text:c="4"/></text:span><text:span text:style-name="T6">public void </text:span><text:span text:style-name="T9">handleMessage(</text:span><text:span text:style-name="T6">final </text:span><text:span text:style-name="T9">Message msg) {</text:span></text:p>
      <text:p text:style-name="P11"><text:s text:c="8"/><text:span text:style-name="T6">switch </text:span><text:span text:style-name="T9">(msg.</text:span><text:span text:style-name="T15">what</text:span><text:span text:style-name="T9">) {</text:span></text:p>
      <text:p text:style-name="P11"><text:s text:c="12"/><text:span text:style-name="T6">case </text:span><text:span text:style-name="T14">MSG_SEND_INTEGER</text:span><text:span text:style-name="T9">:</text:span></text:p>
      <text:p text:style-name="P11"><text:s text:c="16"/><text:span text:style-name="T28">// x</text:span><text:span text:style-name="T27">ử</text:span><text:span text:style-name="T28"> lý message tương ứng </text:span><text:span text:style-name="T27">ở</text:span><text:span text:style-name="T28"> đây</text:span></text:p>
      <text:p text:style-name="P11"><text:s text:c="16"/><text:span text:style-name="T6">break</text:span><text:span text:style-name="T9">;</text:span></text:p>
      <text:p text:style-name="P11"><text:s text:c="12"/><text:span text:style-name="T6">default</text:span><text:span text:style-name="T9">:</text:span></text:p>
      <text:p text:style-name="P11"><text:s text:c="16"/><text:span text:style-name="T6">super</text:span><text:span text:style-name="T9">.handleMessage(msg);</text:span></text:p>
      <text:p text:style-name="P11"><text:s text:c="8"/><text:span text:style-name="T9">}</text:span></text:p>
      <text:p text:style-name="P11"><text:s text:c="4"/><text:span text:style-name="T9">}</text:span></text:p>
      <text:p text:style-name="P24">}</text:p>
      <text:p text:style-name="P8">Service sử dụng Handler trên để tạo ra một Messenger, từ đó tạo ra một IBinder để trả về trong onBind.</text:p>
      <text:p text:style-name="P22"><text:span text:style-name="T4">final </text:span>Messenger <text:span text:style-name="T16">mMessenger </text:span>= <text:span text:style-name="T4">new </text:span>Messenger(<text:span text:style-name="T4">new </text:span>IncomingHandler());</text:p>
      <text:p text:style-name="P30">@Nullable</text:p>
      <text:p text:style-name="P12">@Override</text:p>
      <text:p text:style-name="P10"><text:span text:style-name="T4">public </text:span>IBinder onBind(Intent intent) {</text:p>
      <text:p text:style-name="P11"><text:s text:c="4"/><text:span text:style-name="T6">return </text:span><text:span text:style-name="T15">mMessenger</text:span><text:span text:style-name="T9">.getBinder();</text:span></text:p>
      <text:p text:style-name="P24">}</text:p>
      <text:p text:style-name="P9">Client sử dụng IBinder nhận được (giống phần class Binder) để khởi tạo Messenger tương ứng, và dùng Messenger đó để gửi message cho service.</text:p>
      <text:p text:style-name="P21">Intent intent = <text:span text:style-name="T4">new </text:span>Intent(<text:span text:style-name="T4">this</text:span>, UsingMessengerService.<text:span text:style-name="T4">class</text:span>);</text:p>
      <text:p text:style-name="P29">bindService(intent, <text:span text:style-name="T16">mConnection</text:span>, Context.<text:span text:style-name="T17">BIND_AUTO_CREATE</text:span>);</text:p>
      <text:p text:style-name="P23"><text:span text:style-name="T16">mConnection </text:span>= <text:span text:style-name="T4">new </text:span>ServiceConnection() {</text:p>
      <text:p text:style-name="P11"><text:s text:c="4"/><text:span text:style-name="T22">@Override</text:span></text:p>
      <text:p text:style-name="P11"><text:span text:style-name="T21"><text:s text:c="4"/></text:span><text:span text:style-name="T6">public void </text:span><text:span text:style-name="T9">onServiceConnected(ComponentName componentName, IBinder iBinder) {</text:span></text:p>
      <text:p text:style-name="P11"><text:s text:c="8"/><text:span text:style-name="T15">mMessenger </text:span><text:span text:style-name="T9">= </text:span><text:span text:style-name="T6">new </text:span><text:span text:style-name="T9">Messenger(iBinder);</text:span></text:p>
      <text:p text:style-name="P11"><text:s text:c="4"/><text:span text:style-name="T9">}</text:span></text:p>
      <text:p text:style-name="P11"><text:s text:c="4"/><text:span text:style-name="T22">@Override</text:span></text:p>
      <text:p text:style-name="P11"><text:span text:style-name="T21"><text:s text:c="4"/></text:span><text:span text:style-name="T6">public void </text:span><text:span text:style-name="T9">onServiceDisconnected(ComponentName componentName) {</text:span></text:p>
      <text:p text:style-name="P11"><text:s text:c="8"/><text:span text:style-name="T15">mMessenger </text:span><text:span text:style-name="T9">= </text:span><text:span text:style-name="T6">null</text:span><text:span text:style-name="T9">;</text:span></text:p>
      <text:p text:style-name="P11"><text:s text:c="4"/><text:span text:style-name="T9">}</text:span></text:p>
      <text:p text:style-name="P24">};</text:p>
      <text:p text:style-name="P9">Dùng <text:span text:style-name="T29">Messenger tạo được để gửi message cho service.</text:span></text:p>
      <text:p text:style-name="P23">Message message = Message.<text:span text:style-name="T8">obtain</text:span>(<text:span text:style-name="T4">null</text:span>, UsingMessengerService.<text:span text:style-name="T17">MSG_SEND_INTEGER</text:span>, <text:span text:style-name="T16">mInteger</text:span>, <text:span text:style-name="T16">mInteger</text:span>);</text:p>
      <text:p text:style-name="P25"><text:span text:style-name="T16">mMessenger</text:span>.send(message);</text:p>
      <text:p text:style-name="P27">Ngoài ra, khi gửi ta còn có thể đính kèm một Handler trong replyTo để xử lý các message khi service trả kết quả về.</text:p>
      <text:p text:style-name="P21">message.<text:span text:style-name="T16">replyTo </text:span>= <text:span text:style-name="T4">new </text:span>Messenger(<text:span text:style-name="T4">new </text:span>Handler(<text:span text:style-name="T4">new </text:span>Handler.Callback() {</text:p>
      <text:p text:style-name="P11"><text:s text:c="4"/><text:span text:style-name="T22">@Override</text:span></text:p>
      <text:p text:style-name="P11"><text:span text:style-name="T21"><text:s text:c="4"/></text:span><text:span text:style-name="T6">public boolean </text:span><text:span text:style-name="T9">handleMessage(Message message) {</text:span></text:p>
      <text:p text:style-name="P11"><text:s text:c="8"/><text:span text:style-name="T6">switch </text:span><text:span text:style-name="T9">(message.</text:span><text:span text:style-name="T15">what</text:span><text:span text:style-name="T9">) {</text:span></text:p>
      <text:p text:style-name="P11"><text:s text:c="12"/><text:span text:style-name="T6">case </text:span><text:span text:style-name="T9">UsingMessengerService.</text:span><text:span text:style-name="T14">MSG_RETRIEVE_INTEGER</text:span><text:span text:style-name="T9">:</text:span></text:p>
      <text:p text:style-name="P11"><text:s text:c="16"/><text:span text:style-name="T15">mInteger </text:span><text:span text:style-name="T9">= message.</text:span><text:span text:style-name="T15">arg1</text:span><text:span text:style-name="T9">;</text:span></text:p>
      <text:p text:style-name="P11"><text:s text:c="16"/><text:span text:style-name="T15">mIntegerValueTextView</text:span><text:span text:style-name="T9">.setText(String.</text:span><text:span text:style-name="T10">valueOf</text:span><text:span text:style-name="T9">(</text:span><text:span text:style-name="T15">mInteger</text:span><text:span text:style-name="T9">));</text:span></text:p>
      <text:p text:style-name="P11"><text:s text:c="16"/><text:span text:style-name="T6">break</text:span><text:span text:style-name="T9">;</text:span></text:p>
      <text:p text:style-name="P11"><text:s text:c="8"/><text:span text:style-name="T9">}</text:span></text:p>
      <text:p text:style-name="P11"><text:s text:c="8"/><text:span text:style-name="T6">return true</text:span><text:span text:style-name="T9">;</text:span></text:p>
      <text:p text:style-name="P11"><text:s text:c="4"/><text:span text:style-name="T9">}</text:span></text:p>
      <text:p text:style-name="P13">}));</text:p>
      <text:p text:style-name="P27"><text:soft-page-break/>Khi đó, trong phần xử lý của service, ta cũng phải xử lý thêm việc gửi message về handler này.</text:p>
      <text:p text:style-name="P21"><text:span text:style-name="T4">final </text:span>Messenger messenger = msg.<text:span text:style-name="T16">replyTo</text:span>;</text:p>
      <text:p text:style-name="P28">Message response = Message.<text:span text:style-name="T8">obtain</text:span>(<text:span text:style-name="T4">null</text:span>, <text:span text:style-name="T17">MSG_RETRIEVE_INTEGER</text:span>, <text:span text:style-name="T16">mInteger</text:span>, <text:span text:style-name="T19">0</text:span>);</text:p>
      <text:p text:style-name="P24"><text:span text:style-name="T12">messenger</text:span>.send(respo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Math TeX Gyre" svg:font-family="'DejaVu Math TeX Gyre'"/>
    <style:font-face style:name="DejaVu Sans Mono" svg:font-family="'DejaVu Sans Mono'"/>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1:04:55.684516497</meta:creation-date>
    <dc:date>2017-08-02T11:37:15.989194333</dc:date>
    <meta:editing-duration>PT32M13S</meta:editing-duration>
    <meta:editing-cycles>18</meta:editing-cycles>
    <meta:generator>LibreOffice/5.2.2.2$Linux_X86_64 LibreOffice_project/20m0$Build-2</meta:generator>
    <meta:document-statistic meta:table-count="0" meta:image-count="0" meta:object-count="0" meta:page-count="3" meta:paragraph-count="103" meta:word-count="525" meta:character-count="4381" meta:non-whitespace-character-count="3517"/>
  </office:meta>
</office:document-meta>
</file>